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5A0513A5368D4279B46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7.599cm" svg:height="20.699cm" svg:x="1.101cm" svg:y="0.301cm">
          <draw:image xlink:href="Pictures/1000000000000780000005A0513A5368D4279B46.jpg" xlink:type="simple" xlink:show="embed" xlink:actuate="onLoad" loext:mime-type="image/jpe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6T16:28:59.420538701</meta:creation-date>
    <dc:date>2021-06-06T17:51:28.920619354</dc:date>
    <meta:editing-duration>PT16M19S</meta:editing-duration>
    <meta:editing-cycles>2</meta:editing-cycles>
    <meta:generator>LibreOffice/6.4.6.2$Linux_X86_64 LibreOffice_project/40$Build-2</meta:generator>
    <meta:document-statistic meta:object-count="1"/>
  </office:meta>
</office:document-meta>
</file>